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Roboto" fo:font-size="22pt" style:font-size-asian="22pt" style:font-size-complex="22pt"/>
    </style:style>
    <style:style style:name="P2" style:parent-style-name="Normal" style:family="paragraph">
      <style:text-properties style:font-name="Roboto" fo:font-size="22pt" style:font-size-asian="22pt" style:font-size-complex="22pt"/>
    </style:style>
    <style:style style:name="P3" style:parent-style-name="Normal" style:family="paragraph">
      <style:text-properties style:font-name="Roboto" fo:font-size="22pt" style:font-size-asian="22pt" style:font-size-complex="22pt"/>
    </style:style>
    <style:style style:name="P4" style:parent-style-name="Normal" style:family="paragraph">
      <style:text-properties style:font-name="Roboto" fo:font-size="22pt" style:font-size-asian="22pt" style:font-size-complex="22pt"/>
    </style:style>
    <style:style style:name="P5" style:parent-style-name="Normal" style:family="paragraph">
      <style:text-properties style:font-name="Roboto" fo:font-size="22pt" style:font-size-asian="22pt" style:font-size-complex="22pt"/>
    </style:style>
    <style:style style:name="P6" style:parent-style-name="Normal" style:family="paragraph">
      <style:text-properties style:font-name="Roboto" fo:font-size="22pt" style:font-size-asian="22pt" style:font-size-complex="22pt"/>
    </style:style>
    <style:style style:name="P7" style:parent-style-name="Normal" style:family="paragraph">
      <style:text-properties style:font-name="Roboto" fo:font-size="22pt" style:font-size-asian="22pt" style:font-size-complex="22pt"/>
    </style:style>
    <style:style style:name="P8" style:parent-style-name="Normal" style:family="paragraph">
      <style:text-properties style:font-name="Roboto" fo:font-size="22pt" style:font-size-asian="22pt" style:font-size-complex="22pt"/>
    </style:style>
    <style:style style:name="P9" style:parent-style-name="Normal" style:family="paragraph">
      <style:text-properties style:font-name="Roboto" fo:font-size="22pt" style:font-size-asian="22pt" style:font-size-complex="22pt"/>
    </style:style>
    <style:style style:name="P10" style:parent-style-name="Normal" style:family="paragraph">
      <style:text-properties style:font-name="Roboto" fo:font-size="22pt" style:font-size-asian="22pt" style:font-size-complex="22pt"/>
    </style:style>
    <style:style style:name="T11" style:parent-style-name="DefaultParagraphFont" style:family="text">
      <style:text-properties style:font-name="Roboto" fo:font-size="22pt" style:font-size-asian="22pt" style:font-size-complex="22p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>The book will tell you secret of the town...</text:p>
      <text:p text:style-name="P7"/>
      <text:p text:style-name="P8">66-112-29</text:p>
      <text:p text:style-name="P9">199-388-1</text:p>
      <text:p text:style-name="P10"/>
      <text:p text:style-name="Normal"><text:span text:style-name="T11">Removed one item you will get explosive resul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rfc-language-tag="en-150" fo:language="e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zar Humeniuk</meta:initial-creator>
    <dc:creator>Nazar Humeniuk</dc:creator>
    <meta:creation-date>2025-11-06T11:35:00Z</meta:creation-date>
    <dc:date>2025-11-06T11:37:00Z</dc:date>
    <meta:template xlink:href="Normal" xlink:type="simple"/>
    <meta:editing-cycles>1</meta:editing-cycles>
    <meta:editing-duration>PT120S</meta:editing-duration>
    <meta:user-defined meta:name="MSIP_Label_8ada7a49-f11a-4f7d-9f0f-9d353b68a4b5_Enabled">true</meta:user-defined>
    <meta:user-defined meta:name="MSIP_Label_8ada7a49-f11a-4f7d-9f0f-9d353b68a4b5_SetDate">2025-11-06T11:36:47Z</meta:user-defined>
    <meta:user-defined meta:name="MSIP_Label_8ada7a49-f11a-4f7d-9f0f-9d353b68a4b5_Method">Standard</meta:user-defined>
    <meta:user-defined meta:name="MSIP_Label_8ada7a49-f11a-4f7d-9f0f-9d353b68a4b5_Name">Confidential</meta:user-defined>
    <meta:user-defined meta:name="MSIP_Label_8ada7a49-f11a-4f7d-9f0f-9d353b68a4b5_SiteId">412b6b7e-2fe4-4a5f-98a1-2b3ad03af1f8</meta:user-defined>
    <meta:user-defined meta:name="MSIP_Label_8ada7a49-f11a-4f7d-9f0f-9d353b68a4b5_ActionId">97f7250d-7bfb-4fd5-b88c-11eef09497ff</meta:user-defined>
    <meta:user-defined meta:name="MSIP_Label_8ada7a49-f11a-4f7d-9f0f-9d353b68a4b5_ContentBits">0</meta:user-defined>
    <meta:user-defined meta:name="MSIP_Label_8ada7a49-f11a-4f7d-9f0f-9d353b68a4b5_Tag">10, 3, 0, 1</meta:user-defined>
    <meta:document-statistic meta:page-count="1" meta:paragraph-count="1" meta:word-count="17" meta:character-count="118" meta:row-count="1" meta:non-whitespace-character-count="102"/>
  </office:meta>
</office:document-meta>
</file>